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3feb2"/>
    </style:style>
    <style:style style:name="P2" style:family="paragraph" style:parent-style-name="Standard">
      <style:text-properties officeooo:paragraph-rsid="004422dd"/>
    </style:style>
    <style:style style:name="P3" style:family="paragraph" style:parent-style-name="Standard">
      <style:paragraph-properties fo:break-before="page"/>
      <style:text-properties officeooo:paragraph-rsid="004422dd"/>
    </style:style>
    <style:style style:name="T1" style:family="text">
      <style:text-properties officeooo:rsid="004422dd"/>
    </style:style>
    <style:style style:name="T2" style:family="text">
      <style:text-properties officeooo:rsid="004572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Analyse and translate the following forms.</text:p>
      <text:p text:style-name="P1">Example: विदषु<text:span text:style-name="T2">ः</text:span> AblGen Sg Masc/Ntr and Acc Pl Masc of the Perf Act Ptc of √विद् ‘from/of</text:p>
      <text:p text:style-name="P1">one who knows’</text:p>
      <text:p text:style-name="P1"/>
      <text:p text:style-name="P2">१) जुहुवद्भिः → <text:s/>→ </text:p>
      <text:p text:style-name="P2">२) गरीयांसः → <text:s/>→ </text:p>
      <text:p text:style-name="P2">३) विद<text:span text:style-name="T1">ुषी</text:span> → <text:s/>→ </text:p>
      <text:p text:style-name="P2">४) विद्वत्सु → <text:s/>→ </text:p>
      <text:p text:style-name="P2">५) वरीयसाम् → <text:s/>→ </text:p>
      <text:p text:style-name="P2">६) निन्युषा → <text:s/>→ </text:p>
      <text:p text:style-name="P2">७) श्रेयोभिः → <text:s/>→ </text:p>
      <text:p text:style-name="P2">८) लिलिखुषि → <text:s/>→ </text:p>
      <text:p text:style-name="P2">९) चकृवान् → <text:s/>→ </text:p>
      <text:p text:style-name="P2">१०) वरीयसी → <text:s/>→ </text:p>
      <text:p text:style-name="P2">११) विद्वन् → <text:s/>→ </text:p>
      <text:p text:style-name="P2">१२) चक्रुष्याः → <text:s/>→ </text:p>
      <text:p text:style-name="P2">१३) महीयः → <text:s/>→ </text:p>
      <text:p text:style-name="P2">१४) विद्वत् → <text:s/>→ </text:p>
      <text:p text:style-name="P2">१५) जहृवांसः → <text:s/>→ </text:p>
      <text:p text:style-name="P2">१६) महीयसोः → <text:s/>→ </text:p>
      <text:p text:style-name="P2">१७) श्रेयस्याः → <text:s/>→ </text:p>
      <text:p text:style-name="P1"/>
      <text:p text:style-name="P1">2) Form the perfect active participle of the following verbs and decline as specified.</text:p>
      <text:p text:style-name="P1"/>
      <text:p text:style-name="P2">a) √विद् (Masc Sg)→ → <text:s/></text:p>
      <text:p text:style-name="P2">b) √बुध् (Fem Sg)→ → </text:p>
      <text:p text:style-name="P2">c) √भू (Ntr Du)→ → </text:p>
      <text:p text:style-name="P2">d) √कृ (Masc Du)→ → </text:p>
      <text:p text:style-name="P2">e) √विद् (Fem Pl)→ → </text:p>
      <text:p text:style-name="P2">f) √विश् (Masc Pl)→ → </text:p>
      <text:p text:style-name="P2"/>
      <text:p text:style-name="P2">READING: Bhagavad-Gītā 1.41–7 – Arjuna explains his hesitation to fight</text:p>
      <text:p text:style-name="P2"/>
      <text:p text:style-name="P2">अधर्माभिभवात्कृष्ण प्रदष्यन्ति कुलस्त्रियः ।</text:p>
      <text:p text:style-name="P2">स्त्रीषु द<text:span text:style-name="T1">ु</text:span>ष्टासु वार्ष्णेय जायते वर्णसंकरः ॥ १-४१॥</text:p>
      <text:p text:style-name="P2">संकरो नरकायैव कुलघ्नानां कुलस्य च ।</text:p>
      <text:p text:style-name="P2">पतन्ति पितरो ह्येषां लुप्तपिण्डोदकक्रियाः ॥ १-४२॥</text:p>
      <text:p text:style-name="P2">दोषैरेत<text:span text:style-name="T1">ैः</text:span> कुलघ्नानां वर्णसंकरकारकै<text:span text:style-name="T1">ः</text:span> ।</text:p>
      <text:p text:style-name="P2">उत्साद्यन्ते जातिधर्माः कुलधर्माश्च शाश्वताः ॥ १-४३॥</text:p>
      <text:p text:style-name="P3">उत्सन्नकुलधर्माणां मनुष्याणां जनार्दन ।</text:p>
      <text:p text:style-name="P2">नरके ऽनियतं वासो भवतीत्यनुशुश्<text:span text:style-name="T1">रुम</text:span> ॥ १-४४॥</text:p>
      <text:p text:style-name="P2">अहो बत महत्पापं कर्तुं व्यवसिता वयम् ।</text:p>
      <text:p text:style-name="P2">यद्राज्यसुखलोभेन हन्तुं स्वजनमुद्यताः ॥ १-४५॥</text:p>
      <text:p text:style-name="P2">धार्तराष्ट्रा रणे हन्युस्तन्मे क्षेमतरं भवेत् ॥ १-४६॥</text:p>
      <text:p text:style-name="P2">एवमुक्त्वार्जुनः संख्ये रथोपस्थ उपाविशत् ।</text:p>
      <text:p text:style-name="P2">विसृज्य सशरं चापं शोकसंविग्नमानसः ॥ १-४७॥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9T18:40:36.741171145</meta:creation-date>
    <dc:date>2025-05-16T18:04:10.389925583</dc:date>
    <meta:editing-duration>P1DT13H13M24S</meta:editing-duration>
    <meta:editing-cycles>62</meta:editing-cycles>
    <meta:generator>LibreOffice/24.2.7.2$Linux_X86_64 LibreOffice_project/420$Build-2</meta:generator>
    <meta:document-statistic meta:table-count="0" meta:image-count="0" meta:object-count="0" meta:page-count="2" meta:paragraph-count="41" meta:word-count="222" meta:character-count="956" meta:non-whitespace-character-count="734"/>
  </office:meta>
</office:document-meta>
</file>